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221cm" table:align="center" style:writing-mode="lr-tb"/>
    </style:style>
    <style:style style:name="Таблица1.A" style:family="table-column">
      <style:table-column-properties style:column-width="2.194cm"/>
    </style:style>
    <style:style style:name="Таблица1.B" style:family="table-column">
      <style:table-column-properties style:column-width="1.399cm"/>
    </style:style>
    <style:style style:name="Таблица1.C" style:family="table-column">
      <style:table-column-properties style:column-width="1.803cm"/>
    </style:style>
    <style:style style:name="Таблица1.D" style:family="table-column">
      <style:table-column-properties style:column-width="1.905cm"/>
    </style:style>
    <style:style style:name="Таблица1.E" style:family="table-column">
      <style:table-column-properties style:column-width="2.196cm"/>
    </style:style>
    <style:style style:name="Таблица1.F" style:family="table-column">
      <style:table-column-properties style:column-width="2.593cm"/>
    </style:style>
    <style:style style:name="Таблица1.G" style:family="table-column">
      <style:table-column-properties style:column-width="1.799cm"/>
    </style:style>
    <style:style style:name="Таблица1.H" style:family="table-column">
      <style:table-column-properties style:column-width="2.011cm"/>
    </style:style>
    <style:style style:name="Таблица1.I" style:family="table-column">
      <style:table-column-properties style:column-width="2.321cm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H1" style:family="table-cell">
      <style:table-cell-properties style:vertical-align="middle" fo:padding="0.097cm" fo:border="0.002cm solid #000000"/>
    </style:style>
    <style:style style:name="Таблица1.H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C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H4" style:family="table-cell" style:data-style-name="N0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" style:family="table">
      <style:table-properties style:width="18.221cm" table:align="center" style:writing-mode="lr-tb"/>
    </style:style>
    <style:style style:name="Таблица2.A" style:family="table-column">
      <style:table-column-properties style:column-width="2.194cm"/>
    </style:style>
    <style:style style:name="Таблица2.B" style:family="table-column">
      <style:table-column-properties style:column-width="1.399cm"/>
    </style:style>
    <style:style style:name="Таблица2.C" style:family="table-column">
      <style:table-column-properties style:column-width="1.803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2.196cm"/>
    </style:style>
    <style:style style:name="Таблица2.F" style:family="table-column">
      <style:table-column-properties style:column-width="2.593cm"/>
    </style:style>
    <style:style style:name="Таблица2.G" style:family="table-column">
      <style:table-column-properties style:column-width="1.799cm"/>
    </style:style>
    <style:style style:name="Таблица2.H" style:family="table-column">
      <style:table-column-properties style:column-width="2.011cm"/>
    </style:style>
    <style:style style:name="Таблица2.I" style:family="table-column">
      <style:table-column-properties style:column-width="2.321cm"/>
    </style:style>
    <style:style style:name="Таблица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.H1" style:family="table-cell">
      <style:table-cell-properties style:vertical-align="middle" fo:padding="0.097cm" fo:border="0.002cm solid #000000"/>
    </style:style>
    <style:style style:name="Таблица2.H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2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.G4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loext:contextual-spacing="false" fo:margin-top="0.212cm" fo:margin-bottom="0cm" fo:line-height="150%">
        <style:tab-stops>
          <style:tab-stop style:position="6.001cm"/>
        </style:tab-stops>
      </style:paragraph-properties>
    </style:style>
    <style:style style:name="P7" style:family="paragraph" style:parent-style-name="Standard">
      <style:paragraph-properties loext:contextual-spacing="false" fo:margin-left="2.501cm" fo:margin-right="0cm" fo:margin-top="0cm" fo:margin-bottom="0cm" fo:line-height="100%" fo:text-indent="0cm" style:auto-text-indent="false"/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indent="1.27cm" style:auto-text-indent="false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text-indent="1.27cm" style:auto-text-indent="false"/>
      <style:text-properties fo:font-size="12pt" style:font-size-asian="12pt"/>
    </style:style>
    <style:style style:name="P10" style:family="paragraph" style:parent-style-name="Standard">
      <style:paragraph-properties loext:contextual-spacing="false" fo:margin-top="0cm" fo:margin-bottom="0cm" fo:line-height="100%"/>
    </style:style>
    <style:style style:name="P11" style:family="paragraph" style:parent-style-name="Standard">
      <style:paragraph-properties loext:contextual-spacing="false" fo:margin-top="0cm" fo:margin-bottom="0cm" fo:line-height="100%">
        <style:tab-stops>
          <style:tab-stop style:position="11.753cm"/>
        </style:tab-stops>
      </style:paragraph-properties>
    </style:style>
    <style:style style:name="P12" style:family="paragraph" style:parent-style-name="Standard">
      <style:paragraph-properties loext:contextual-spacing="false" fo:margin-top="0cm" fo:margin-bottom="0cm" fo:line-height="100%"/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loext:contextual-spacing="false" fo:margin-top="0cm" fo:margin-bottom="0cm" fo:line-height="100%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loext:contextual-spacing="false" fo:margin-top="0cm" fo:margin-bottom="0cm" fo:line-height="100%"/>
      <style:text-properties style:font-size-complex="13pt"/>
    </style:style>
    <style:style style:name="P16" style:family="paragraph" style:parent-style-name="Text_20_body">
      <style:paragraph-properties loext:contextual-spacing="false" fo:margin-top="0cm" fo:margin-bottom="0cm" fo:line-height="100%"/>
      <style:text-properties fo:font-size="12pt" fo:font-weight="normal" style:font-size-asian="12pt" style:font-weight-asian="normal"/>
    </style:style>
    <style:style style:name="P17" style:family="paragraph" style:parent-style-name="Text_20_body">
      <style:paragraph-properties loext:contextual-spacing="false" fo:margin-top="0cm" fo:margin-bottom="0cm" fo:line-height="100%"/>
      <style:text-properties fo:font-size="12pt" fo:font-weight="normal" style:font-size-asian="12pt" style:font-weight-asian="normal"/>
    </style:style>
    <style:style style:name="P18" style:family="paragraph" style:parent-style-name="Text_20_body">
      <style:paragraph-properties loext:contextual-spacing="false" fo:margin-top="0cm" fo:margin-bottom="0cm" fo:line-height="100%"/>
      <style:text-properties fo:font-size="12pt" fo:font-weight="normal" style:font-size-asian="12pt" style:font-weight-asian="normal" style:font-size-complex="12pt"/>
    </style:style>
    <style:style style:name="P19" style:family="paragraph" style:parent-style-name="Contents_20_1">
      <style:paragraph-properties loext:contextual-spacing="false" fo:margin-top="0cm" fo:margin-bottom="0cm" fo:line-height="100%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indent="0.501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loext:contextual-spacing="false" fo:margin-left="0.501cm" fo:margin-right="0cm" fo:margin-top="0cm" fo:margin-bottom="0cm" fo:line-height="100%" fo:text-indent="0cm" style:auto-text-indent="false"/>
    </style:style>
    <style:style style:name="P22" style:family="paragraph" style:parent-style-name="Standard">
      <style:paragraph-properties loext:contextual-spacing="false" fo:margin-left="0.501cm" fo:margin-right="0cm" fo:margin-top="0cm" fo:margin-bottom="0cm" fo:line-height="10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loext:contextual-spacing="false" fo:margin-left="1.886cm" fo:margin-right="0cm" fo:margin-top="0cm" fo:margin-bottom="0cm" fo:line-height="10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4" style:family="paragraph" style:parent-style-name="Text_20_body" style:master-page-name="">
      <style:paragraph-properties loext:contextual-spacing="false" fo:margin-left="1.3cm" fo:margin-right="0.199cm" fo:margin-top="0cm" fo:margin-bottom="0.423cm" fo:line-height="100%" fo:text-align="justify" style:justify-single-word="false" fo:orphans="2" fo:widows="2" fo:hyphenation-ladder-count="no-limit" fo:text-indent="-0.801cm" style:auto-text-indent="false" style:page-number="auto" fo:background-color="transparent" style:writing-mode="lr-tb">
        <style:background-image/>
      </style:paragraph-properties>
      <style:text-properties style:use-window-font-color="true" style:font-name="Times New Roman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25" style:family="paragraph" style:parent-style-name="Основной">
      <style:paragraph-properties loext:contextual-spacing="false" fo:margin-left="0cm" fo:margin-right="0cm" fo:margin-top="0cm" fo:margin-bottom="0cm" fo:line-height="100%" fo:text-indent="0cm" style:auto-text-indent="false"/>
    </style:style>
    <style:style style:name="P2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7" style:family="paragraph" style:parent-style-name="Heading_20_1">
      <style:paragraph-properties loext:contextual-spacing="false" fo:margin-top="0.423cm" fo:margin-bottom="0cm"/>
    </style:style>
    <style:style style:name="P28" style:family="paragraph" style:parent-style-name="Heading_20_5">
      <style:paragraph-properties loext:contextual-spacing="false" fo:margin-top="0cm" fo:margin-bottom="0cm" fo:line-height="100%"/>
    </style:style>
    <style:style style:name="P29" style:family="paragraph" style:parent-style-name="Heading_20_5">
      <style:paragraph-properties loext:contextual-spacing="false" fo:margin-top="0.847cm" fo:margin-bottom="0cm"/>
    </style:style>
    <style:style style:name="P30" style:family="paragraph" style:parent-style-name="Heading_20_5">
      <style:paragraph-properties loext:contextual-spacing="false" fo:margin-top="0.423cm" fo:margin-bottom="0cm"/>
    </style:style>
    <style:style style:name="P31" style:family="paragraph" style:parent-style-name="Основной" style:master-page-name="Standard">
      <style:paragraph-properties loext:contextual-spacing="false" fo:margin-left="0cm" fo:margin-right="0cm" fo:margin-top="0cm" fo:margin-bottom="0cm" fo:line-height="100%" fo:text-align="center" style:justify-single-word="false" fo:text-indent="0cm" style:auto-text-indent="false" style:page-number="auto"/>
      <style:text-properties fo:font-weight="bold" style:font-weight-asian="bold"/>
    </style:style>
    <style:style style:name="P32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33" style:family="paragraph" style:parent-style-name="Standard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4" style:family="paragraph" style:parent-style-name="Standard" style:list-style-name="WW8Num2">
      <style:paragraph-properties loext:contextual-spacing="false" fo:margin-top="0cm" fo:margin-bottom="0cm" fo:line-height="100%" fo:text-align="justify" style:justify-single-word="false">
        <style:tab-stops>
          <style:tab-stop style:position="2cm"/>
        </style:tab-stops>
      </style:paragraph-properties>
    </style:style>
    <style:style style:name="P35" style:family="paragraph" style:parent-style-name="Standard" style:list-style-name="WW8Num3">
      <style:paragraph-properties loext:contextual-spacing="false" fo:margin-top="0cm" fo:margin-bottom="0cm" fo:line-height="100%" fo:text-align="justify" style:justify-single-word="false" fo:background-color="transparent">
        <style:tab-stops/>
        <style:background-image/>
      </style:paragraph-properties>
      <style:text-properties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fo:font-weight="bold" style:font-size-asian="12pt" style:font-weight-asian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style:text-underline-style="solid" style:text-underline-width="auto" style:text-underline-color="font-color" style:font-size-asian="12pt"/>
    </style:style>
    <style:style style:name="T8" style:family="text">
      <style:text-properties fo:font-size="12pt" fo:language="ru" fo:country="RU" style:font-size-asian="12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size-complex="13pt"/>
    </style:style>
    <style:style style:name="T11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2" style:family="text">
      <style:text-properties style:text-position="super 58%" style:font-name="Times New Roman1" fo:language="ru" fo:country="RU" style:font-name-asian="Times New Roman" style:font-name-complex="Times New Roman"/>
    </style:style>
    <style:style style:name="T13" style:family="text">
      <style:text-properties fo:font-weight="normal" style:font-weight-asian="normal" style:font-size-complex="12pt"/>
    </style:style>
    <style:style style:name="T14" style:family="text">
      <style:text-properties style:font-size-complex="13pt"/>
    </style:style>
    <style:style style:name="T15" style:family="text">
      <style:text-properties style:font-size-complex="12pt"/>
    </style:style>
    <style:style style:name="T16" style:family="text">
      <style:text-properties style:text-position="sub 58%" style:font-name="Times New Roman" fo:language="ru" fo:country="RU" style:font-name-asian="Times New Roman" style:font-name-complex="Times New Roman"/>
    </style:style>
    <style:style style:name="T17" style:family="text">
      <style:text-properties style:text-position="sub 58%" style:font-name="Times New Roman" fo:language="en" fo:country="US"/>
    </style:style>
    <style:style style:name="T18" style:family="text">
      <style:text-properties style:text-position="sub 58%" style:font-name="Times New Roman" fo:language="en" fo:country="US" style:font-name-asian="Times New Roman" style:font-name-complex="Times New Roman"/>
    </style:style>
    <style:style style:name="T19" style:family="text">
      <style:text-properties style:text-position="sub 58%" fo:language="en" fo:country="US"/>
    </style:style>
    <style:style style:name="T20" style:family="text">
      <style:text-properties style:text-position="sub 58%" style:font-name="Times New Roman1" fo:language="en" fo:country="US" style:font-name-asian="Times New Roman" style:font-name-complex="Times New Roman"/>
    </style:style>
    <style:style style:name="T21" style:family="text">
      <style:text-properties style:text-position="sub 58%" style:font-name="Times New Roman1" style:font-name-asian="Times New Roman" style:font-name-complex="Times New Roman"/>
    </style:style>
    <style:style style:name="T22" style:family="text">
      <style:text-properties fo:color="#000000" style:font-name="Times New Roman1" style:font-name-asian="Times New Roman" style:font-name-complex="Times New Roman"/>
    </style:style>
    <style:style style:name="T23" style:family="text">
      <style:text-properties fo:color="#000000" style:font-name-asian="Times New Roman" style:font-name-complex="Times New Roman"/>
    </style:style>
    <style:style style:name="T24" style:family="text">
      <style:text-properties fo:color="#000000" style:text-position="super 58%" style:font-name="Times New Roman" fo:background-color="transparent" style:font-name-asian="Times New Roman" style:font-name-complex="Times New Roman" loext:char-shading-value="0"/>
    </style:style>
    <style:style style:name="T25" style:family="text">
      <style:text-properties fo:color="#000000" style:text-position="0% 100%" style:font-name="Times New Roman" fo:background-color="transparent" style:font-name-asian="Times New Roman" style:font-name-complex="Times New Roman" loext:char-shading-value="0"/>
    </style:style>
    <style:style style:name="T26" style:family="text">
      <style:text-properties fo:color="#000000" style:text-position="0% 100%" style:font-name="Times New Roman" fo:background-color="transparent" style:font-name-asian="Times New Roman" style:font-name-complex="Times New Roman" loext:char-shading-value="0"/>
    </style:style>
    <style:style style:name="T27" style:family="text">
      <style:text-properties fo:color="#000000" style:font-name="Times New Roman"/>
    </style:style>
    <style:style style:name="T28" style:family="text">
      <style:text-properties fo:color="#000000" style:font-name="Times New Roman" style:font-name-asian="Times New Roman" style:font-name-complex="Times New Roman"/>
    </style:style>
    <style:style style:name="T29" style:family="text">
      <style:text-properties fo:color="#000000" style:font-name="Times New Roman" fo:background-color="transparent" style:font-name-asian="Times New Roman" style:font-name-complex="Times New Roman" loext:char-shading-value="0"/>
    </style:style>
    <style:style style:name="T30" style:family="text">
      <style:text-properties fo:color="#000000" style:font-name="Times New Roman" style:text-underline-style="solid" style:text-underline-width="auto" style:text-underline-color="font-color"/>
    </style:style>
    <style:style style:name="T31" style:family="text">
      <style:text-properties fo:color="#000000" style:font-name="Times New Roman" style:text-underline-style="solid" style:text-underline-width="auto" style:text-underline-color="font-color" style:font-name-asian="Times New Roman" style:font-name-complex="Times New Roman"/>
    </style:style>
    <style:style style:name="T32" style:family="text">
      <style:text-properties fo:color="#000000" style:font-name="Times New Roman" fo:language="en" fo:country="US" style:text-underline-style="solid" style:text-underline-width="auto" style:text-underline-color="font-color" style:font-name-asian="Times New Roman" style:font-name-complex="Times New Roman"/>
    </style:style>
    <style:style style:name="T33" style:family="text">
      <style:text-properties style:font-name="Times New Roman1" fo:language="en" fo:country="US" fo:font-style="italic" style:font-name-asian="Times New Roman" style:font-style-asian="italic" style:font-name-complex="Times New Roman" style:font-style-complex="italic"/>
    </style:style>
    <style:style style:name="T34" style:family="text">
      <style:text-properties style:font-name="Times New Roman1" fo:font-style="italic" style:font-name-asian="Times New Roman" style:font-style-asian="italic" style:font-name-complex="Times New Roman" style:font-style-complex="italic"/>
    </style:style>
    <style:style style:name="T35" style:family="text">
      <style:text-properties style:font-name="Times New Roman1" fo:font-style="normal" style:font-name-asian="Times New Roman" style:font-style-asian="normal" style:font-name-complex="Times New Roman" style:font-style-complex="normal"/>
    </style:style>
    <style:style style:name="T36" style:family="text">
      <style:text-properties fo:language="ru" fo:country="RU"/>
    </style:style>
    <style:style style:name="T37" style:family="text">
      <style:text-properties style:text-position="0% 100%" style:font-name="Times New Roman" fo:language="en" fo:country="US"/>
    </style:style>
    <style:style style:name="T38" style:family="text">
      <style:text-properties style:text-position="0% 100%" style:font-name="Times New Roman" fo:language="en" fo:country="US" style:font-name-asian="Times New Roman" style:font-name-complex="Times New Roman"/>
    </style:style>
    <style:style style:name="T39" style:family="text">
      <style:text-properties style:text-position="0% 100%" style:font-name="Times New Roman" fo:language="ru" fo:country="RU" style:font-name-asian="Times New Roman" style:font-name-complex="Times New Roman"/>
    </style:style>
    <style:style style:name="T40" style:family="text">
      <style:text-properties style:text-position="0% 100%" style:font-name="Times New Roman1" fo:language="ru" fo:country="RU" style:font-name-asian="Times New Roman" style:font-name-complex="Times New Roman"/>
    </style:style>
    <style:style style:name="T41" style:family="text">
      <style:text-properties style:text-position="0% 100%" style:font-name="Times New Roman1" fo:language="en" fo:country="US" style:font-name-asian="Times New Roman" style:font-name-complex="Times New Roman"/>
    </style:style>
    <style:style style:name="T42" style:family="text">
      <style:text-properties style:text-position="0% 100%" style:font-name="Times New Roman1" fo:language="en" fo:country="US" fo:font-style="italic" style:font-name-asian="Times New Roman" style:font-style-asian="italic" style:font-name-complex="Times New Roman" style:font-style-complex="italic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ПРОТОКОЛ ПОВЕРКИ</text:p>
      <text:p text:style-name="P14">Измерителя-сигнализатора СРК-АТ2327</text:p>
      <text:p text:style-name="P11"><text:span text:style-name="T2">Зав. № </text:span><text:span text:style-name="T3">107</text:span><text:span text:style-name="T2">.000</text:span></text:p>
      <text:p text:style-name="P12">принадлежащего _______________________</text:p>
      <text:p text:style-name="P7"/>
      <text:p text:style-name="P25"><text:span text:style-name="T1">Поверка проводилась</text:span> ___________________________________________________________</text:p>
      <text:p text:style-name="P19"><text:tab/>поверочный орган</text:p>
      <text:p text:style-name="P12">Условия поверки:</text:p>
      <text:p text:style-name="P8"><text:span text:style-name="T2">температура </text:span><text:span text:style-name="T7"><text:s text:c="10"/></text:span><text:span text:style-name="T4">20 </text:span><text:span text:style-name="T11"></text:span><text:span text:style-name="T7">С;</text:span><text:span text:style-name="T2"> <text:tab/><text:tab/> <text:s/>влажность </text:span><text:span text:style-name="T7"><text:s text:c="10"/>75 %;</text:span></text:p>
      <text:p text:style-name="P8"><text:span text:style-name="T2">атмосферное давление <text:s/></text:span><text:span text:style-name="T7"><text:s/>99 кПа</text:span><text:span text:style-name="T2">;</text:span></text:p>
      <text:p text:style-name="P8"><text:span text:style-name="T2">внешний фон гамма-излучения <text:s/></text:span><text:span text:style-name="T7"><text:s text:c="2"/>0,08 мкЗв/ч</text:span><text:span text:style-name="T2">;</text:span></text:p>
      <text:p text:style-name="P9"/>
      <text:h text:style-name="P28" text:outline-level="5"><text:span text:style-name="T2">1</text:span><text:span text:style-name="T3">.</text:span><text:span text:style-name="T2"><text:tab/></text:span>Средства поверки</text:h>
      <text:p text:style-name="P10"/>
      <text:p text:style-name="P20">а)<text:tab/>Эталонные средства измерений:</text:p>
      <text:list xml:id="list4601889413643782630" text:style-name="WW8Num3">
        <text:list-item>
          <text:p text:style-name="P35"><text:span text:style-name="T27">установка </text:span><text:span text:style-name="T30">УПН-АТ140 №001</text:span><text:span text:style-name="T27"> с комплектом плутоний-бериллиевых источников быстрых нейтронов ИБН-8-6 №010, ИБН-8-3 №027 и с погрешностью аттестации </text:span><text:span text:style-name="T22">±</text:span><text:span text:style-name="T28">5%, <text:s text:c="3"/></text:span><text:span text:style-name="T31">св. № 210-1</text:span><text:span text:style-name="T32">508</text:span><text:span text:style-name="T31">/1</text:span><text:span text:style-name="T32">8</text:span><text:span text:style-name="T31"> от </text:span><text:span text:style-name="T32">06.11.2018</text:span><text:span text:style-name="T31"> ВНИИМ</text:span><text:span text:style-name="T28">; диапазон измерения мощности дозы нейтронного излучения от </text:span><text:span text:style-name="T29">1·10</text:span><text:span text:style-name="T24">-4</text:span><text:span text:style-name="T25"> </text:span><text:span text:style-name="T25">до 10 мЗв/ч; <text:s/>диапазон измерения п</text:span><text:span text:style-name="T29">лотности потока нейтронного излучения от 0,1 до 10</text:span><text:span text:style-name="T24">4</text:span><text:span text:style-name="T29"> с</text:span><text:span text:style-name="T24">-1</text:span><text:span text:style-name="T29">·см</text:span><text:span text:style-name="T24">-2</text:span><text:span text:style-name="T25">.</text:span></text:p>
        </text:list-item>
      </text:list>
      <text:p text:style-name="P21"><text:span text:style-name="T6">б)<text:tab/>Оборудование</text:span><text:span text:style-name="T5">:</text:span></text:p>
      <text:list xml:id="list6390290807205318217" text:style-name="WW8Num2">
        <text:list-item>
          <text:p text:style-name="P34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3"/>
      <text:h text:style-name="P28" text:outline-level="5"><text:span text:style-name="T14">2</text:span><text:span text:style-name="T10">.</text:span><text:span text:style-name="T14"><text:tab/>Поверка блоков детектирования</text:span></text:h>
      <text:p text:style-name="P15"/>
      <text:p text:style-name="P22">а) <text:tab/>Внешний осмотр и опробование БД:</text:p>
      <text:list xml:id="list30560803" text:continue-numbering="true" text:style-name="WW8Num2">
        <text:list-item>
          <text:p text:style-name="P32">документация ________________________________________________________________</text:p>
        </text:list-item>
        <text:list-item>
          <text:p text:style-name="P32">отсутствие механических повреждений __________________________________________</text:p>
        </text:list-item>
        <text:list-item>
          <text:p text:style-name="P32">наличие четких маркировочных надписей на БД и контрольном источнике ____________</text:p>
        </text:list-item>
        <text:list-item>
          <text:p text:style-name="P32">контроль работоспособности ___________________________________________________</text:p>
          <text:p text:style-name="P32"/>
        </text:list-item>
      </text:list>
      <text:p text:style-name="P24">б)<text:tab/>Определение основной относительной погрешности измерения мощности дозы нейтронного излучения прибора с БДКН-<text:span text:style-name="T9">0</text:span><text:span text:style-name="T9">4</text:span></text:p>
      <text:p text:style-name="P16">Блок детектирования БДКН-0<text:span text:style-name="T9">4</text:span> зав № <text:span text:style-name="T9">107</text:span>.0<text:span text:style-name="T9">32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rows-spanned="2" office:value-type="string">
            <text:p text:style-name="P26">Мощность дозы в </text:p>
            <text:p text:style-name="P26"><text:span text:style-name="T9">i-</text:span><text:span text:style-name="T36">й конт-рольной точке, </text:span></text:p>
            <text:p text:style-name="P26"><text:span text:style-name="T33">H</text:span><text:span text:style-name="T18">0i</text:span><text:span text:style-name="T38">, </text:span><text:span text:style-name="T40">мкЗв</text:span><text:span text:style-name="T41">/</text:span><text:span text:style-name="T40">ч</text:span><text:span text:style-name="T36"> </text:span></text:p>
          </table:table-cell>
          <table:table-cell table:style-name="Таблица1.A1" table:number-rows-spanned="2" office:value-type="string">
            <text:p text:style-name="P26">№ источ-ника</text:p>
          </table:table-cell>
          <table:table-cell table:style-name="Таблица1.A1" table:number-rows-spanned="2" office:value-type="string">
            <text:p text:style-name="P26">Расстоя-ние до источ-ника </text:p>
            <text:p text:style-name="P26"><text:span text:style-name="T9">R, </text:span><text:span text:style-name="T36">м</text:span></text:p>
          </table:table-cell>
          <table:table-cell table:style-name="Таблица1.A1" table:number-rows-spanned="2" office:value-type="string">
            <text:p text:style-name="P26">Значение коэффи-циента <text:span text:style-name="T9">B(R)</text:span><text:span text:style-name="T19">i</text:span></text:p>
          </table:table-cell>
          <table:table-cell table:style-name="Таблица1.A1" table:number-rows-spanned="2" office:value-type="string">
            <text:p text:style-name="P26">Показания прибора в контроль-ной точке, <text:span text:style-name="T33">H</text:span><text:span text:style-name="T18">i</text:span><text:span text:style-name="T38">, </text:span><text:span text:style-name="T40">мкЗв</text:span><text:span text:style-name="T41">/</text:span><text:span text:style-name="T40">ч</text:span></text:p>
          </table:table-cell>
          <table:table-cell table:style-name="Таблица1.A1" table:number-rows-spanned="2" office:value-type="string">
            <text:p text:style-name="P26">Результат измерения мощности дозы в контрольной точке, <text:span text:style-name="T33">H</text:span><text:span text:style-name="T18">пр</text:span><text:span text:style-name="T18">i</text:span><text:span text:style-name="T39"> </text:span><text:span text:style-name="T39">= </text:span><text:span text:style-name="T42">H</text:span><text:span text:style-name="T16">эф</text:span><text:span text:style-name="T18">i</text:span><text:span text:style-name="T40">·</text:span><text:span text:style-name="T41">B(R)</text:span><text:span text:style-name="T20">i</text:span></text:p>
          </table:table-cell>
          <table:table-cell table:style-name="Таблица1.A1" table:number-rows-spanned="2" office:value-type="string">
            <text:p text:style-name="P26">Относи-тельная погреш-ность измере-ния </text:p>
            <text:p text:style-name="P26"><text:span text:style-name="T34">θ</text:span><text:span text:style-name="T21">пр</text:span><text:span text:style-name="T20">i</text:span><text:span text:style-name="T41">, %</text:span></text:p>
          </table:table-cell>
          <table:table-cell table:style-name="Таблица1.H1" table:number-columns-spanned="2" office:value-type="string">
            <text:p text:style-name="P26">Доверительная граница основной погрешности, <text:span text:style-name="T35">Δ</text:span><text:span text:style-name="T17">i</text:span><text:span text:style-name="T37">, %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2" office:value-type="string">
            <text:p text:style-name="P26">при поверке</text:p>
          </table:table-cell>
          <table:table-cell table:style-name="Таблица1.I2" office:value-type="string">
            <text:p text:style-name="P26">по ТУ</text:p>
          </table:table-cell>
        </table:table-row>
        <table:table-row>
          <table:table-cell table:style-name="Таблица1.H2" office:value-type="string">
            <text:p text:style-name="P26">фон</text:p>
          </table:table-cell>
          <table:table-cell table:style-name="Таблица1.H2" office:value-type="string">
            <text:p text:style-name="P26"/>
          </table:table-cell>
          <table:table-cell table:style-name="Таблица1.C3" office:value-type="string">
            <text:p text:style-name="P3">2</text:p>
          </table:table-cell>
          <table:table-cell table:style-name="Таблица1.C3" office:value-type="string">
            <text:p text:style-name="P3"/>
          </table:table-cell>
          <table:table-cell table:style-name="Таблица1.C3" office:value-type="string">
            <text:p text:style-name="P3">0,<text:span text:style-name="T9">39</text:span></text:p>
          </table:table-cell>
          <table:table-cell table:style-name="Таблица1.C3" office:value-type="string">
            <text:p text:style-name="P3"/>
          </table:table-cell>
          <table:table-cell table:style-name="Таблица1.C3" office:value-type="string">
            <text:p text:style-name="P3"/>
          </table:table-cell>
          <table:table-cell table:style-name="Таблица1.C3" office:value-type="string">
            <text:p text:style-name="P3"/>
          </table:table-cell>
          <table:table-cell table:style-name="Таблица1.I2" table:number-rows-spanned="5" office:value-type="string">
            <text:p text:style-name="P5"><text:span text:style-name="T22">±</text:span><text:span text:style-name="T22">20</text:span><text:span text:style-name="T23">%</text:span></text:p>
          </table:table-cell>
        </table:table-row>
        <table:table-row>
          <table:table-cell table:style-name="Таблица1.H2" office:value-type="string">
            <text:p text:style-name="P26">1,0-10 (8,3)</text:p>
          </table:table-cell>
          <table:table-cell table:style-name="Таблица1.H2" office:value-type="string">
            <text:p text:style-name="P26">ИБ<text:span text:style-name="T36">Н-8-3</text:span></text:p>
          </table:table-cell>
          <table:table-cell table:style-name="Таблица1.C3" office:value-type="string">
            <text:p text:style-name="P3">2</text:p>
          </table:table-cell>
          <table:table-cell table:style-name="Таблица1.C3" office:value-type="string">
            <text:p text:style-name="P3">0,866</text:p>
          </table:table-cell>
          <table:table-cell table:style-name="Таблица1.C3" office:value-type="string">
            <text:p text:style-name="P3"><text:span text:style-name="T9">10</text:span>,<text:span text:style-name="T9">4</text:span></text:p>
          </table:table-cell>
          <table:table-cell table:style-name="Таблица1.C3" office:value-type="string">
            <text:p text:style-name="P3">8,<text:span text:style-name="T9">7</text:span></text:p>
          </table:table-cell>
          <table:table-cell table:style-name="Таблица1.C3" office:value-type="string">
            <text:p text:style-name="P3"><text:span text:style-name="T9">4</text:span>,<text:span text:style-name="T9">4</text:span></text:p>
          </table:table-cell>
          <table:table-cell table:style-name="Таблица1.H4" office:value-type="float" office:value="7.4">
            <text:p text:style-name="P33">7,4</text:p>
          </table:table-cell>
          <table:covered-table-cell/>
        </table:table-row>
        <table:table-row>
          <table:table-cell table:style-name="Таблица1.H2" office:value-type="string">
            <text:p text:style-name="P26">20-100 (80)</text:p>
          </table:table-cell>
          <table:table-cell table:style-name="Таблица1.H2" office:value-type="string">
            <text:p text:style-name="P26">ИБ<text:span text:style-name="T36">Н-8-6</text:span></text:p>
          </table:table-cell>
          <table:table-cell table:style-name="Таблица1.C3" office:value-type="string">
            <text:p text:style-name="P3">2</text:p>
          </table:table-cell>
          <table:table-cell table:style-name="Таблица1.C3" office:value-type="string">
            <text:p text:style-name="P3">0,866</text:p>
          </table:table-cell>
          <table:table-cell table:style-name="Таблица1.H4" office:value-type="float" office:value="87.9">
            <text:p text:style-name="P33">87,9</text:p>
          </table:table-cell>
          <table:table-cell table:style-name="Таблица1.H4" office:value-type="float" office:value="76.1">
            <text:p text:style-name="P33">76,1</text:p>
          </table:table-cell>
          <table:table-cell table:style-name="Таблица1.C3" office:value-type="string">
            <text:p text:style-name="P3">-<text:span text:style-name="T9">4</text:span>,<text:span text:style-name="T9">8</text:span></text:p>
          </table:table-cell>
          <table:table-cell table:style-name="Таблица1.H4" office:value-type="float" office:value="7.7">
            <text:p text:style-name="P33">7,7</text:p>
          </table:table-cell>
          <table:covered-table-cell/>
        </table:table-row>
        <table:table-row>
          <table:table-cell table:style-name="Таблица1.H2" office:value-type="string">
            <text:p text:style-name="P26">2<text:span text:style-name="T40">·10</text:span><text:span text:style-name="T12">2</text:span><text:span text:style-name="T40">-10</text:span><text:span text:style-name="T12">3</text:span><text:span text:style-name="T40"> </text:span><text:span text:style-name="T40">(</text:span><text:span text:style-name="T40">331</text:span><text:span text:style-name="T40">)</text:span></text:p>
          </table:table-cell>
          <table:table-cell table:style-name="Таблица1.H2" office:value-type="string">
            <text:p text:style-name="P26">ИБ<text:span text:style-name="T36">Н-8-6</text:span></text:p>
          </table:table-cell>
          <table:table-cell table:style-name="Таблица1.C3" office:value-type="string">
            <text:p text:style-name="P3">1</text:p>
          </table:table-cell>
          <table:table-cell table:style-name="Таблица1.C3" office:value-type="string">
            <text:p text:style-name="P3">0,957</text:p>
          </table:table-cell>
          <table:table-cell table:style-name="Таблица1.C3" office:value-type="string">
            <text:p text:style-name="P3">3<text:span text:style-name="T9">32</text:span></text:p>
          </table:table-cell>
          <table:table-cell table:style-name="Таблица1.C3" office:value-type="string">
            <text:p text:style-name="P3">3<text:span text:style-name="T9">17,7</text:span></text:p>
          </table:table-cell>
          <table:table-cell table:style-name="Таблица1.C3" office:value-type="string">
            <text:p text:style-name="P3">-<text:span text:style-name="T9">4</text:span>,<text:span text:style-name="T9">0</text:span></text:p>
          </table:table-cell>
          <table:table-cell table:style-name="Таблица1.H4" office:value-type="float" office:value="7.1">
            <text:p text:style-name="P33">7,1</text:p>
          </table:table-cell>
          <table:covered-table-cell/>
        </table:table-row>
        <table:table-row>
          <table:table-cell table:style-name="Таблица1.H2" office:value-type="string">
            <text:p text:style-name="P26">2<text:span text:style-name="T40">·10</text:span><text:span text:style-name="T12">3</text:span><text:span text:style-name="T40">-10</text:span><text:span text:style-name="T12">4</text:span><text:span text:style-name="T40"> </text:span><text:span text:style-name="T40">(</text:span><text:span text:style-name="T40">1434</text:span><text:span text:style-name="T40">)</text:span></text:p>
          </table:table-cell>
          <table:table-cell table:style-name="Таблица1.H2" office:value-type="string">
            <text:p text:style-name="P26">ИБ<text:span text:style-name="T36">Н-8-6</text:span></text:p>
          </table:table-cell>
          <table:table-cell table:style-name="Таблица1.C3" office:value-type="string">
            <text:p text:style-name="P3">0,5</text:p>
          </table:table-cell>
          <table:table-cell table:style-name="Таблица1.C3" office:value-type="string">
            <text:p text:style-name="P3">0,991</text:p>
          </table:table-cell>
          <table:table-cell table:style-name="Таблица1.C3" office:value-type="string">
            <text:p text:style-name="P3">13<text:span text:style-name="T9">90</text:span></text:p>
          </table:table-cell>
          <table:table-cell table:style-name="Таблица1.C3" office:value-type="string">
            <text:p text:style-name="P3">1<text:span text:style-name="T9">377,5</text:span></text:p>
          </table:table-cell>
          <table:table-cell table:style-name="Таблица1.H4" office:value-type="float" office:value="-3.9">
            <text:p text:style-name="P33">-3,9</text:p>
          </table:table-cell>
          <table:table-cell table:style-name="Таблица1.H4" office:value-type="float" office:value="7">
            <text:p text:style-name="P33">7</text:p>
          </table:table-cell>
          <table:covered-table-cell/>
        </table:table-row>
      </table:table>
      <text:p text:style-name="P16"><text:soft-page-break/></text:p>
      <text:p text:style-name="P16">Блок детектирования БДКН-0<text:span text:style-name="T9">4</text:span> зав № <text:span text:style-name="T9">107.033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>
          <table:table-cell table:style-name="Таблица2.A1" table:number-rows-spanned="2" office:value-type="string">
            <text:p text:style-name="P26">Мощность дозы в </text:p>
            <text:p text:style-name="P26"><text:span text:style-name="T9">i-</text:span><text:span text:style-name="T36">й конт-рольной точке, </text:span></text:p>
            <text:p text:style-name="P26"><text:span text:style-name="T33">H</text:span><text:span text:style-name="T18">0i</text:span><text:span text:style-name="T38">, </text:span><text:span text:style-name="T40">мкЗв</text:span><text:span text:style-name="T41">/</text:span><text:span text:style-name="T40">ч</text:span><text:span text:style-name="T36"> </text:span></text:p>
          </table:table-cell>
          <table:table-cell table:style-name="Таблица2.A1" table:number-rows-spanned="2" office:value-type="string">
            <text:p text:style-name="P26">№ источ-ника</text:p>
          </table:table-cell>
          <table:table-cell table:style-name="Таблица2.A1" table:number-rows-spanned="2" office:value-type="string">
            <text:p text:style-name="P26">Расстоя-ние до источ-ника </text:p>
            <text:p text:style-name="P26"><text:span text:style-name="T9">R, </text:span><text:span text:style-name="T36">м</text:span></text:p>
          </table:table-cell>
          <table:table-cell table:style-name="Таблица2.A1" table:number-rows-spanned="2" office:value-type="string">
            <text:p text:style-name="P26">Значение коэффи-циента <text:span text:style-name="T9">B(R)</text:span><text:span text:style-name="T19">i</text:span></text:p>
          </table:table-cell>
          <table:table-cell table:style-name="Таблица2.A1" table:number-rows-spanned="2" office:value-type="string">
            <text:p text:style-name="P26">Показания прибора в контроль-ной точке, <text:span text:style-name="T33">H</text:span><text:span text:style-name="T18">i</text:span><text:span text:style-name="T38">, </text:span><text:span text:style-name="T40">мкЗв</text:span><text:span text:style-name="T41">/</text:span><text:span text:style-name="T40">ч</text:span></text:p>
          </table:table-cell>
          <table:table-cell table:style-name="Таблица2.A1" table:number-rows-spanned="2" office:value-type="string">
            <text:p text:style-name="P26">Результат измерения мощности дозы в контрольной точке, <text:span text:style-name="T33">H</text:span><text:span text:style-name="T18">пр</text:span><text:span text:style-name="T18">i</text:span><text:span text:style-name="T39"> </text:span><text:span text:style-name="T39">= </text:span><text:span text:style-name="T42">H</text:span><text:span text:style-name="T16">эф</text:span><text:span text:style-name="T18">i</text:span><text:span text:style-name="T40">·</text:span><text:span text:style-name="T41">B(R)</text:span><text:span text:style-name="T20">i</text:span></text:p>
          </table:table-cell>
          <table:table-cell table:style-name="Таблица2.A1" table:number-rows-spanned="2" office:value-type="string">
            <text:p text:style-name="P26">Относи-тельная погреш-ность измере-ния </text:p>
            <text:p text:style-name="P26"><text:span text:style-name="T34">θ</text:span><text:span text:style-name="T21">пр</text:span><text:span text:style-name="T20">i</text:span><text:span text:style-name="T41">, %</text:span></text:p>
          </table:table-cell>
          <table:table-cell table:style-name="Таблица2.H1" table:number-columns-spanned="2" office:value-type="string">
            <text:p text:style-name="P26">Доверительная граница основной погрешности, <text:span text:style-name="T35">Δ</text:span><text:span text:style-name="T17">i</text:span><text:span text:style-name="T37">, %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H2" office:value-type="string">
            <text:p text:style-name="P26">при поверке</text:p>
          </table:table-cell>
          <table:table-cell table:style-name="Таблица2.I2" office:value-type="string">
            <text:p text:style-name="P26">по ТУ</text:p>
          </table:table-cell>
        </table:table-row>
        <table:table-row>
          <table:table-cell table:style-name="Таблица2.H2" office:value-type="string">
            <text:p text:style-name="P26">фон</text:p>
          </table:table-cell>
          <table:table-cell table:style-name="Таблица2.H2" office:value-type="string">
            <text:p text:style-name="P26"/>
          </table:table-cell>
          <table:table-cell table:style-name="Таблица2.H2" office:value-type="string">
            <text:p text:style-name="P3">2</text:p>
          </table:table-cell>
          <table:table-cell table:style-name="Таблица2.H2" office:value-type="string">
            <text:p text:style-name="P3"/>
          </table:table-cell>
          <table:table-cell table:style-name="Таблица2.H2" office:value-type="string">
            <text:p text:style-name="P3">0,<text:span text:style-name="T9">56</text:span></text:p>
          </table:table-cell>
          <table:table-cell table:style-name="Таблица2.H2" office:value-type="string">
            <text:p text:style-name="P3"/>
          </table:table-cell>
          <table:table-cell table:style-name="Таблица2.H2" office:value-type="string">
            <text:p text:style-name="P3"/>
          </table:table-cell>
          <table:table-cell table:style-name="Таблица2.H2" office:value-type="string">
            <text:p text:style-name="P3"/>
          </table:table-cell>
          <table:table-cell table:style-name="Таблица2.I2" table:number-rows-spanned="5" office:value-type="string">
            <text:p text:style-name="P5"><text:span text:style-name="T22">±</text:span><text:span text:style-name="T22">20</text:span><text:span text:style-name="T23">%</text:span></text:p>
          </table:table-cell>
        </table:table-row>
        <table:table-row>
          <table:table-cell table:style-name="Таблица2.H2" office:value-type="string">
            <text:p text:style-name="P26">1,0-10 (8,3)</text:p>
          </table:table-cell>
          <table:table-cell table:style-name="Таблица2.H2" office:value-type="string">
            <text:p text:style-name="P26">ИБ<text:span text:style-name="T36">Н-8-3</text:span></text:p>
          </table:table-cell>
          <table:table-cell table:style-name="Таблица2.H2" office:value-type="string">
            <text:p text:style-name="P3">2</text:p>
          </table:table-cell>
          <table:table-cell table:style-name="Таблица2.H2" office:value-type="string">
            <text:p text:style-name="P3">0,866</text:p>
          </table:table-cell>
          <table:table-cell table:style-name="Таблица2.H2" office:value-type="string">
            <text:p text:style-name="P3">9,<text:span text:style-name="T9">76</text:span></text:p>
          </table:table-cell>
          <table:table-cell table:style-name="Таблица2.H2" office:value-type="string">
            <text:p text:style-name="P3">8,<text:span text:style-name="T9">0</text:span></text:p>
          </table:table-cell>
          <table:table-cell table:style-name="Таблица2.G4" office:value-type="float" office:value="-4">
            <text:p text:style-name="P33">-4</text:p>
          </table:table-cell>
          <table:table-cell table:style-name="Таблица2.G4" office:value-type="float" office:value="7.1">
            <text:p text:style-name="P33">7,1</text:p>
          </table:table-cell>
          <table:covered-table-cell/>
        </table:table-row>
        <table:table-row>
          <table:table-cell table:style-name="Таблица2.H2" office:value-type="string">
            <text:p text:style-name="P26">20-100 (80)</text:p>
          </table:table-cell>
          <table:table-cell table:style-name="Таблица2.H2" office:value-type="string">
            <text:p text:style-name="P26">ИБ<text:span text:style-name="T36">Н-8-6</text:span></text:p>
          </table:table-cell>
          <table:table-cell table:style-name="Таблица2.H2" office:value-type="string">
            <text:p text:style-name="P3">2</text:p>
          </table:table-cell>
          <table:table-cell table:style-name="Таблица2.H2" office:value-type="string">
            <text:p text:style-name="P3">0,866</text:p>
          </table:table-cell>
          <table:table-cell table:style-name="Таблица2.H2" office:value-type="string">
            <text:p text:style-name="P3">85,7</text:p>
          </table:table-cell>
          <table:table-cell table:style-name="Таблица2.H2" office:value-type="string">
            <text:p text:style-name="P3">74,2</text:p>
          </table:table-cell>
          <table:table-cell table:style-name="Таблица2.H2" office:value-type="string">
            <text:p text:style-name="P3">-7,2</text:p>
          </table:table-cell>
          <table:table-cell table:style-name="Таблица2.G4" office:value-type="float" office:value="9.7">
            <text:p text:style-name="P33">9,7</text:p>
          </table:table-cell>
          <table:covered-table-cell/>
        </table:table-row>
        <table:table-row>
          <table:table-cell table:style-name="Таблица2.H2" office:value-type="string">
            <text:p text:style-name="P26">2<text:span text:style-name="T40">·10</text:span><text:span text:style-name="T12">2</text:span><text:span text:style-name="T40">-10</text:span><text:span text:style-name="T12">3</text:span><text:span text:style-name="T40"> </text:span><text:span text:style-name="T40">(</text:span><text:span text:style-name="T40">331</text:span><text:span text:style-name="T40">)</text:span></text:p>
          </table:table-cell>
          <table:table-cell table:style-name="Таблица2.H2" office:value-type="string">
            <text:p text:style-name="P26">ИБ<text:span text:style-name="T36">Н-8-6</text:span></text:p>
          </table:table-cell>
          <table:table-cell table:style-name="Таблица2.H2" office:value-type="string">
            <text:p text:style-name="P3">1</text:p>
          </table:table-cell>
          <table:table-cell table:style-name="Таблица2.H2" office:value-type="string">
            <text:p text:style-name="P3">0,957</text:p>
          </table:table-cell>
          <table:table-cell table:style-name="Таблица2.H2" office:value-type="string">
            <text:p text:style-name="P3">3<text:span text:style-name="T9">34</text:span></text:p>
          </table:table-cell>
          <table:table-cell table:style-name="Таблица2.H2" office:value-type="string">
            <text:p text:style-name="P3">3<text:span text:style-name="T9">19,6</text:span></text:p>
          </table:table-cell>
          <table:table-cell table:style-name="Таблица2.G4" office:value-type="float" office:value="-3.4">
            <text:p text:style-name="P33">-3,4</text:p>
          </table:table-cell>
          <table:table-cell table:style-name="Таблица2.G4" office:value-type="float" office:value="6.7">
            <text:p text:style-name="P33">6,7</text:p>
          </table:table-cell>
          <table:covered-table-cell/>
        </table:table-row>
        <table:table-row>
          <table:table-cell table:style-name="Таблица2.H2" office:value-type="string">
            <text:p text:style-name="P26">2<text:span text:style-name="T40">·10</text:span><text:span text:style-name="T12">3</text:span><text:span text:style-name="T40">-10</text:span><text:span text:style-name="T12">4</text:span><text:span text:style-name="T40"> </text:span><text:span text:style-name="T40">(</text:span><text:span text:style-name="T40">1434</text:span><text:span text:style-name="T40">)</text:span></text:p>
          </table:table-cell>
          <table:table-cell table:style-name="Таблица2.H2" office:value-type="string">
            <text:p text:style-name="P26">ИБ<text:span text:style-name="T36">Н-8-6</text:span></text:p>
          </table:table-cell>
          <table:table-cell table:style-name="Таблица2.H2" office:value-type="string">
            <text:p text:style-name="P3">0,5</text:p>
          </table:table-cell>
          <table:table-cell table:style-name="Таблица2.H2" office:value-type="string">
            <text:p text:style-name="P3">0,991</text:p>
          </table:table-cell>
          <table:table-cell table:style-name="Таблица2.H2" office:value-type="string">
            <text:p text:style-name="P3">139<text:span text:style-name="T9">0</text:span></text:p>
          </table:table-cell>
          <table:table-cell table:style-name="Таблица2.H2" office:value-type="string">
            <text:p text:style-name="P3">1<text:span text:style-name="T9">377,5</text:span></text:p>
          </table:table-cell>
          <table:table-cell table:style-name="Таблица2.H2" office:value-type="string">
            <text:p text:style-name="P3">-<text:span text:style-name="T9">3,9</text:span></text:p>
          </table:table-cell>
          <table:table-cell table:style-name="Таблица2.G4" office:value-type="float" office:value="7">
            <text:p text:style-name="P33">7</text:p>
          </table:table-cell>
          <table:covered-table-cell/>
        </table:table-row>
      </table:table>
      <text:p text:style-name="P18"/>
      <text:h text:style-name="P29" text:outline-level="5">3<text:span text:style-name="T9">.</text:span><text:tab/>Выводы</text:h>
      <text:p text:style-name="P2">____________________________________________________________________________________</text:p>
      <text:p text:style-name="P2">____________________________________________________________________________________</text:p>
      <text:p text:style-name="P2">____________________________________________________________________________________</text:p>
      <text:h text:style-name="P27" text:outline-level="1"><text:span text:style-name="T15">Клеймо</text:span><text:span text:style-name="T13">-</text:span><text:span text:style-name="T15">наклейка<text:tab/>__________________________________________________________________</text:span></text:h>
      <text:h text:style-name="P30" text:outline-level="5">Свидетельство<text:tab/>_____________________________________________________________</text:h>
      <text:p text:style-name="P1">(извещение о непригодности)</text:p>
      <text:p text:style-name="P1"/>
      <text:p text:style-name="P4">Поверку провел ____________<text:tab/> (________________)</text:p>
      <text:p text:style-name="P6"><text:span text:style-name="T2"><text:tab/><text:tab/>“___”_____________20_</text:span><text:span text:style-name="T3">__</text:span><text:span text:style-name="T8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1.39cm" fo:margin-right="1.3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creation-date>2019-11-21T10:09:33.51</meta:creation-date>
    <meta:editing-cycles>2</meta:editing-cycles>
    <meta:editing-duration>PT25M11S</meta:editing-duration>
    <meta:generator>OpenOffice/4.1.4$Win32 OpenOffice.org_project/414m5$Build-9788</meta:generator>
    <meta:document-statistic meta:table-count="2" meta:image-count="0" meta:object-count="0" meta:page-count="2" meta:paragraph-count="133" meta:word-count="357" meta:character-count="3047"/>
    <dc:date>2019-11-21T10:34:07.34</dc:date>
    <meta:user-defined meta:name="MTWinEqns" meta:value-type="boolean">true</meta:user-defined>
  </office:meta>
</office:document-meta>
</file>